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h text:style-name="Heading_20_1" text:outline-level="1"><text:bookmark-start text:name="markdown-to-google-docs-converter"/>Markdown to Google Docs Converter<text:bookmark-end text:name="markdown-to-google-docs-converter"/></text:h>
      <text:p text:style-name="First_20_paragraph">This is a small project, based around <text:a xlink:type="simple" xlink:href="https://github.com/asgrim/mini-mezzio" office:name=""><text:span text:style-name="Definition">Mini Mezzio</text:span></text:a>, that converts Markdown files to OpenOffice Documents.</text:p>
      <text:p text:style-name="P1">[!NOTE] The current scope of the project is an interim step towards the ultimate goal of creating a Google Doc from a Markdown file. At this stage, I don’t want to complicate the process unnecessarily, so am just focusing on the Markdown to ODT stage.</text:p>
      <text:h text:style-name="Heading_20_2" text:outline-level="2"><text:bookmark-start text:name="requirements"/>Requirements<text:bookmark-end text:name="requirements"/></text:h>
      <text:p text:style-name="First_20_paragraph">To use the application, you’ll need the following:</text:p>
      <text:list text:style-name="L1">
        <text:list-item>
          <text:p text:style-name="P2"><text:a xlink:type="simple" xlink:href="https://getcomposer.org/" office:name=""><text:span text:style-name="Definition">Composer</text:span></text:a> installed globally</text:p>
        </text:list-item>
        <text:list-item>
          <text:p text:style-name="P2"><text:a xlink:type="simple" xlink:href="https://git-scm.com/downloads" office:name=""><text:span text:style-name="Definition">Git</text:span></text:a></text:p>
        </text:list-item>
        <text:list-item>
          <text:p text:style-name="P2"><text:a xlink:type="simple" xlink:href="https://www.php.net/" office:name=""><text:span text:style-name="Definition">PHP 8.4</text:span></text:a></text:p>
        </text:list-item>
        <text:list-item>
          <text:p text:style-name="P2"><text:a xlink:type="simple" xlink:href="https://pandoc.org/" office:name=""><text:span text:style-name="Definition">Pandoc</text:span></text:a></text:p>
        </text:list-item>
      </text:list>
      <text:h text:style-name="Heading_20_2" text:outline-level="2"><text:bookmark-start text:name="application-overview"/>Application Overview<text:bookmark-end text:name="application-overview"/></text:h>
      <text:p text:style-name="First_20_paragraph">The application is a small, web-based application that allows the user to upload a Markdown file, which will then be converted to an OpenOffice Document (ODT) file and sent back to the user as a download.</text:p>
      <text:h text:style-name="Heading_20_2" text:outline-level="2"><text:bookmark-start text:name="usage"/>Usage<text:bookmark-end text:name="usage"/></text:h>
      <text:h text:style-name="Heading_20_3" text:outline-level="3"><text:bookmark-start text:name="starting-the-application"/>Starting the application<text:bookmark-end text:name="starting-the-application"/></text:h>
      <text:p text:style-name="First_20_paragraph">To start the application, run the following command:</text:p>
      <text:p text:style-name="P3">composer serve</text:p>
      <text:p text:style-name="First_20_paragraph">This will launch the application listening on port 8080 using PHP’s built-in web server.</text:p>
      <text:h text:style-name="Heading_20_3" text:outline-level="3"><text:bookmark-start text:name="stopping-the-application"/>Stopping the application<text:bookmark-end text:name="stopping-the-application"/></text:h>
      <text:p text:style-name="First_20_paragraph">To stop the application, in the same terminal tab or session that you started it, press ctrl + c.</text:p>
      <text:h text:style-name="Heading_20_3" text:outline-level="3"><text:bookmark-start text:name="using-the-application"/>Using the application<text:bookmark-end text:name="using-the-application"/></text:h>
      <text:p text:style-name="First_20_paragraph">After starting the application, open http://localhost:8080 in your browser of choice. It should look like the screenshot below.</text:p>
      <text:p text:style-name="Text_20_body">Choose a Markdown file from your local filesystem to upload, and submit the form. A few moments later, you should receive an ODT version of the Markdown file as a download.</text:p>
      <text:h text:style-name="Heading_20_3" text:outline-level="3"><text:bookmark-start text:name="how-to-generate-a-new-odt-data-file"/>How to generate a new ODT data file<text:bookmark-end text:name="how-to-generate-a-new-odt-data-file"/></text:h>
      <text:p text:style-name="First_20_paragraph">Internally, the application escapes both inline and fenced code blocks using <text:span text:style-name="Source_Text">MarkdownConverterService</text:span> uses <text:a xlink:type="simple" xlink:href="https://pandoc.org/" office:name=""><text:span text:style-name="Definition">Pandoc</text:span></text:a> to convert the uploaded Markdown file to OpenOffice Document format, using a custom style document stored in <text:span text:style-name="T1">/data</text:span>. To generate another one, use the following command:</text:p>
      <text:p text:style-name="P4">pandoc --output data/templates/custom-styles.odt \</text:p>
      <text:p text:style-name="P5"><text:s text:c="4"/>--print-default-data-file reference.odt</text:p>
      <text:p text:style-name="First_20_paragraph">Then, open <text:span text:style-name="T1">data/templates/custom-styles.odt</text:span> with <text:a xlink:type="simple" xlink:href="https://www.libreoffice.org/" office:name=""><text:span text:style-name="Definition">LibreOffice</text:span></text:a> and update the document’s styles, not the document itself, to suit your need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Regular" style:font-family-generic="swiss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text-align="start" style:justify-single-word="false" fo:orphans="2" fo:widows="2" style:writing-mode="lr-tb"/>
      <style:text-properties style:font-name="Arial1" fo:font-family="Arial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319cm" fo:margin-bottom="0.4cm" style:contextual-spacing="false"/>
    </style:style>
    <style:style style:name="List" style:family="paragraph" style:parent-style-name="Text_20_body" style:class="list">
      <style:paragraph-properties fo:margin-top="0.4cm" fo:margin-bottom="0.4cm" style:contextual-spacing="false"/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cm" fo:margin-bottom="0.212cm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irst_20_Paragraph" style:display-name="First Paragraph" style:family="paragraph" style:parent-style-name="Text_20_body" style:next-style-name="Text_20_body">
      <style:paragraph-properties fo:margin-top="0.319cm" fo:margin-bottom="0.4cm" style:contextual-spacing="false"/>
      <style:text-properties style:font-name="Arial" fo:font-family="Arial" style:font-family-generic="swiss" style:font-pitch="variable" fo:font-size="11pt" style:font-size-asian="11pt" style:font-size-complex="11pt"/>
    </style:style>
    <style:style style:name="Compact" style:family="paragraph" style:parent-style-name="Text_20_body">
      <style:paragraph-properties fo:margin-top="0.064cm" fo:margin-bottom="0.064cm" style:contextual-spacing="false"/>
    </style:style>
    <style:style style:name="Title" style:family="paragraph" style:parent-style-name="Standard" style:next-style-name="Text_20_body" loext:linked-style-name="Title_20_Char" style:class="chapter">
      <style:paragraph-properties fo:margin-top="0cm" fo:margin-bottom="0.141cm" style:contextual-spacing="true" fo:line-height="100%" fo:text-align="center" style:justify-single-word="false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Title" style:next-style-name="Text_20_body" loext:linked-style-name="Subtitle_20_Char" style:class="chapter">
      <style:text-properties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Author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Abstract_20_Title" style:display-name="Abstract Title" style:family="paragraph" style:parent-style-name="Standard" style:next-style-name="Abstract">
      <style:paragraph-properties fo:margin-top="0.529cm" fo:margin-bottom="0cm" style:contextual-spacing="false" fo:text-align="center" style:justify-single-word="false" fo:keep-together="always" fo:keep-with-next="always"/>
      <style:text-properties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176cm" fo:margin-bottom="0.529cm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loext:linked-style-name="Heading_20_1_20_Char" style:default-outline-level="1" style:list-style-name="" style:class="chapter">
      <style:paragraph-properties fo:margin-top="0.64cm" fo:margin-bottom="0.199cm" style:contextual-spacing="false" fo:keep-together="always" fo:keep-with-next="always"/>
      <style:text-properties fo:color="#111111" loext:opacity="100%" style:font-name="Arial" fo:font-family="Arial" style:font-family-generic="swiss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Text_20_body" loext:linked-style-name="Heading_20_2_20_Char" style:default-outline-level="2" style:list-style-name="" style:class="chapter">
      <style:paragraph-properties fo:margin-top="0.3cm" fo:margin-bottom="0.3cm" style:contextual-spacing="false" fo:keep-together="always" fo:keep-with-next="always"/>
      <style:text-properties fo:color="#111111" loext:opacity="100%" style:font-name="Arial" fo:font-family="Arial" style:font-family-generic="swiss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Text_20_body" loext:linked-style-name="Heading_20_3_20_Char" style:default-outline-level="3" style:list-style-name="" style:class="chapter">
      <style:paragraph-properties fo:margin-top="0.3cm" fo:margin-bottom="0.3cm" style:contextual-spacing="false" fo:keep-together="always" fo:keep-with-next="always"/>
      <style:text-properties fo:color="#111111" loext:opacity="100%" style:font-name="Arial" fo:font-family="Arial" style:font-family-generic="swiss" style:font-pitch="variable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Text_20_body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111111" loext:opacity="100%" style:font-name="Arial" fo:font-family="Arial" style:font-family-generic="swiss" style:font-pitch="variable" fo:font-style="normal" style:font-name-asian="Aptos1" style:font-family-asian="Aptos" style:font-family-generic-asian="system" style:font-pitch-asian="variable" style:font-style-asian="normal" style:font-name-complex="Tahoma" style:font-family-complex="Tahoma" style:font-family-generic-complex="system" style:font-pitch-complex="variable" style:font-style-complex="normal"/>
    </style:style>
    <style:style style:name="Heading_20_5" style:display-name="Heading 5" style:family="paragraph" style:parent-style-name="Standard" style:next-style-name="Text_20_body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111111" loext:opacity="100%" style:font-name="Arial" fo:font-family="Arial" style:font-family-generic="swiss" style:font-pitch="variable" fo:font-size="11pt" style:font-name-asian="Aptos1" style:font-family-asian="Aptos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/>
    </style:style>
    <style:style style:name="Heading_20_6" style:display-name="Heading 6" style:family="paragraph" style:parent-style-name="Standard" style:next-style-name="Text_20_body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Text_20_body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Text_20_body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Text_20_body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size-complex="11pt"/>
    </style:style>
    <style:style style:name="Footnote" style:family="paragraph" style:parent-style-name="Standard" style:class="extra"/>
    <style:style style:name="Footnote_20_Block_20_Text" style:display-name="Footnote Block Text" style:family="paragraph" style:parent-style-name="Footnote" style:next-style-name="Footnote">
      <style:paragraph-properties fo:margin-left="0.847cm" fo:margin-right="0.847cm" fo:margin-top="0.176cm" fo:margin-bottom="0.176cm" style:contextual-spacing="false" fo:text-indent="0cm" style:auto-text-indent="false"/>
    </style:style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keep-together="always"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size-complex="11pt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423cm" fo:margin-bottom="0.141cm" style:contextual-spacing="false" fo:line-height="108%"/>
      <style:text-properties fo:color="#365f91" loext:opacity="100%" style:font-name="Aptos Display" fo:font-family="'Aptos Display'" style:font-family-generic="roman" style:font-pitch="variable" fo:font-weight="normal" style:font-name-asian="Aptos1" style:font-family-asian="Aptos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top="0cm" fo:margin-bottom="0.4cm" style:contextual-spacing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chapter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1970-01-01T00:00:00Z</meta:creation-date>
    <dc:date>1970-01-01T00:00:00Z</dc:date>
  </office:meta>
</office:document-meta>
</file>